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svg:stroke-color="#000000" draw:fill-color="#fcc79b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svg:stroke-color="#000000" draw:fill-color="#fff685" draw:textarea-horizontal-align="justify" draw:textarea-vertical-align="middle" draw:auto-grow-height="false" fo:min-height="0.766cm" fo:min-width="0.51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0.516cm"/>
    </style:style>
    <style:style style:name="gr6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0.516cm"/>
    </style:style>
    <style:style style:name="gr7" style:family="graphic" style:parent-style-name="standard">
      <style:graphic-properties svg:stroke-color="#000000" draw:fill-color="#adc5e7"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svg:stroke-color="#000000" draw:fill-color="#9d85be" draw:textarea-horizontal-align="justify" draw:textarea-vertical-align="middle" draw:auto-grow-height="false" fo:min-height="0.766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-color="#f7a19a"/>
      <style:paragraph-properties fo:text-align="center"/>
    </style:style>
    <style:style style:name="P3" style:family="paragraph">
      <loext:graphic-properties draw:fill-color="#fcc79b"/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bee3d3"/>
      <style:paragraph-properties fo:text-align="center"/>
    </style:style>
    <style:style style:name="P8" style:family="paragraph">
      <loext:graphic-properties draw:fill-color="#adc5e7"/>
      <style:paragraph-properties fo:text-align="center"/>
    </style:style>
    <style:style style:name="P9" style:family="paragraph">
      <loext:graphic-properties draw:fill-color="#9d85b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016cm" svg:height="1.016cm" svg:x="1.254cm" svg:y="2.77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016cm" svg:height="1.016cm" svg:x="1.254cm" svg:y="4.30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016cm" svg:height="1.016cm" svg:x="2.27cm" svg:y="4.30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016cm" svg:height="1.016cm" svg:x="2.27cm" svg:y="5.82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016cm" svg:height="1.016cm" svg:x="3.286cm" svg:y="5.82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1.016cm" svg:height="1.016cm" svg:x="1.254cm" svg:y="5.826cm">
          <text:p text:style-name="P1">1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762cm" svg:y1="3.794cm" svg:x2="2.778cm" svg:y2="4.302cm" draw:start-shape="id1" draw:start-glue-point="2" draw:end-shape="id2" draw:end-glue-point="0" svg:d="M1762 3794l1016 508" svg:viewBox="0 0 1017 509">
          <text:p/>
        </draw:connector>
        <draw:connector draw:style-name="gr4" draw:text-style-name="P5" draw:layer="layout" draw:type="line" svg:x1="1.762cm" svg:y1="5.318cm" svg:x2="2.778cm" svg:y2="5.826cm" draw:start-shape="id3" draw:start-glue-point="2" draw:end-shape="id4" draw:end-glue-point="0" svg:d="M1762 5318l1016 508" svg:viewBox="0 0 1017 509">
          <text:p/>
        </draw:connector>
        <draw:connector draw:style-name="gr4" draw:text-style-name="P5" draw:layer="layout" draw:type="line" svg:x1="2.778cm" svg:y1="5.318cm" svg:x2="3.794cm" svg:y2="5.826cm" draw:start-shape="id2" draw:start-glue-point="2" draw:end-shape="id5" draw:end-glue-point="0" svg:d="M2778 5318l1016 508" svg:viewBox="0 0 1017 509">
          <text:p/>
        </draw:connector>
        <draw:custom-shape draw:style-name="gr2" draw:text-style-name="P3" xml:id="id8" draw:id="id8" draw:layer="layout" svg:width="1.016cm" svg:height="1.016cm" svg:x="3.286cm" svg:y="7.3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016cm" svg:height="1.016cm" svg:x="5.318cm" svg:y="7.3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016cm" svg:height="1.016cm" svg:x="2.27cm" svg:y="7.3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1.016cm" svg:height="1.016cm" svg:x="1.254cm" svg:y="7.3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6" xml:id="id14" draw:id="id14" draw:layer="layout" svg:width="1.016cm" svg:height="1.016cm" svg:x="4.302cm" svg:y="7.35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762cm" svg:y1="6.842cm" svg:x2="2.778cm" svg:y2="7.35cm" draw:start-shape="id6" draw:start-glue-point="2" draw:end-shape="id7" draw:end-glue-point="0" svg:d="M1762 6842l1016 508" svg:viewBox="0 0 1017 509">
          <text:p/>
        </draw:connector>
        <draw:connector draw:style-name="gr4" draw:text-style-name="P5" draw:layer="layout" draw:type="line" svg:x1="2.778cm" svg:y1="6.842cm" svg:x2="3.794cm" svg:y2="7.35cm" draw:start-shape="id4" draw:start-glue-point="2" draw:end-shape="id8" draw:end-glue-point="0" svg:d="M2778 6842l1016 508" svg:viewBox="0 0 1017 509">
          <text:p/>
        </draw:connector>
        <draw:connector draw:style-name="gr4" draw:text-style-name="P5" draw:layer="layout" draw:type="line" svg:x1="3.794cm" svg:y1="6.842cm" svg:x2="5.826cm" svg:y2="7.35cm" draw:start-shape="id5" draw:start-glue-point="2" draw:end-shape="id9" draw:end-glue-point="0" svg:d="M3794 6842l2032 508" svg:viewBox="0 0 2033 509">
          <text:p/>
        </draw:connector>
        <draw:custom-shape draw:style-name="gr2" draw:text-style-name="P3" xml:id="id13" draw:id="id13" draw:layer="layout" svg:width="1.016cm" svg:height="1.016cm" svg:x="5.318cm" svg:y="8.87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7" xml:id="id25" draw:id="id25" draw:layer="layout" svg:width="1.016cm" svg:height="1.016cm" svg:x="7.35cm" svg:y="8.874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3" draw:text-style-name="P4" xml:id="id12" draw:id="id12" draw:layer="layout" svg:width="1.016cm" svg:height="1.016cm" svg:x="3.286cm" svg:y="8.87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1.016cm" svg:height="1.016cm" svg:x="2.27cm" svg:y="8.87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xml:id="id15" draw:id="id15" draw:layer="layout" svg:width="1.016cm" svg:height="1.016cm" svg:x="6.334cm" svg:y="8.87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6" draw:text-style-name="P7" xml:id="id17" draw:id="id17" draw:layer="layout" svg:width="1.016cm" svg:height="1.016cm" svg:x="1.254cm" svg:y="8.87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xml:id="id21" draw:id="id21" draw:layer="layout" svg:width="1.016cm" svg:height="1.016cm" svg:x="4.302cm" svg:y="8.874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016cm" svg:height="1.016cm" svg:x="8.366cm" svg:y="8.874cm">
          <text:p text:style-name="P1">8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762cm" svg:y1="8.366cm" svg:x2="2.778cm" svg:y2="8.874cm" draw:start-shape="id10" draw:start-glue-point="2" draw:end-shape="id11" draw:end-glue-point="0" svg:d="M1762 8366l1016 508" svg:viewBox="0 0 1017 509">
          <text:p/>
        </draw:connector>
        <draw:connector draw:style-name="gr4" draw:text-style-name="P5" draw:layer="layout" draw:type="line" svg:x1="2.778cm" svg:y1="8.366cm" svg:x2="3.794cm" svg:y2="8.874cm" draw:start-shape="id7" draw:start-glue-point="2" draw:end-shape="id12" draw:end-glue-point="0" svg:d="M2778 8366l1016 508" svg:viewBox="0 0 1017 509">
          <text:p/>
        </draw:connector>
        <draw:connector draw:style-name="gr4" draw:text-style-name="P5" draw:layer="layout" draw:type="line" svg:x1="3.794cm" svg:y1="8.366cm" svg:x2="5.826cm" svg:y2="8.874cm" draw:start-shape="id8" draw:start-glue-point="2" draw:end-shape="id13" draw:end-glue-point="0" svg:d="M3794 8366l2032 508" svg:viewBox="0 0 2033 509">
          <text:p/>
        </draw:connector>
        <draw:connector draw:style-name="gr4" draw:text-style-name="P5" draw:layer="layout" draw:type="line" svg:x1="4.81cm" svg:y1="8.366cm" svg:x2="6.842cm" svg:y2="8.874cm" draw:start-shape="id14" draw:start-glue-point="2" draw:end-shape="id15" draw:end-glue-point="0" svg:d="M4810 8366l2032 508" svg:viewBox="0 0 2033 509">
          <text:p/>
        </draw:connector>
        <draw:connector draw:style-name="gr4" draw:text-style-name="P5" draw:layer="layout" draw:type="line" svg:x1="5.826cm" svg:y1="8.366cm" svg:x2="8.874cm" svg:y2="8.874cm" draw:start-shape="id9" draw:start-glue-point="2" draw:end-shape="id16" svg:d="M5826 8366l3048 508" svg:viewBox="0 0 3049 509">
          <text:p/>
        </draw:connector>
        <draw:custom-shape draw:style-name="gr2" draw:text-style-name="P3" xml:id="id23" draw:id="id23" draw:layer="layout" svg:width="1.016cm" svg:height="1.016cm" svg:x="8.366cm" svg:y="10.398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6" draw:text-style-name="P7" xml:id="id26" draw:id="id26" draw:layer="layout" svg:width="1.016cm" svg:height="1.016cm" svg:x="11.414cm" svg:y="10.398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1.016cm" svg:height="1.016cm" svg:x="5.318cm" svg:y="10.39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6" xml:id="id19" draw:id="id19" draw:layer="layout" svg:width="1.016cm" svg:height="1.016cm" svg:x="3.286cm" svg:y="10.39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5" draw:text-style-name="P6" xml:id="id24" draw:id="id24" draw:layer="layout" svg:width="1.016cm" svg:height="1.016cm" svg:x="9.382cm" svg:y="10.398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6" draw:text-style-name="P7" xml:id="id18" draw:id="id18" draw:layer="layout" svg:width="1.016cm" svg:height="1.016cm" svg:x="2.27cm" svg:y="10.39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6" draw:text-style-name="P7" xml:id="id22" draw:id="id22" draw:layer="layout" svg:width="1.016cm" svg:height="1.016cm" svg:x="6.334cm" svg:y="10.39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016cm" svg:height="1.016cm" svg:x="12.43cm" svg:y="10.398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1.254cm" svg:y="10.39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4.302cm" svg:y="10.39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7.35cm" svg:y="10.39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10.398cm" svg:y="10.398cm">
          <text:p text:style-name="P1">10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.762cm" svg:y1="9.89cm" svg:x2="2.778cm" svg:y2="10.398cm" draw:start-shape="id17" draw:start-glue-point="2" draw:end-shape="id18" draw:end-glue-point="0" svg:d="M1762 9890l1016 508" svg:viewBox="0 0 1017 509">
          <text:p/>
        </draw:connector>
        <draw:connector draw:style-name="gr4" draw:text-style-name="P5" draw:layer="layout" draw:type="line" svg:x1="2.778cm" svg:y1="9.89cm" svg:x2="3.794cm" svg:y2="10.398cm" draw:start-shape="id11" draw:start-glue-point="2" draw:end-shape="id19" draw:end-glue-point="0" svg:d="M2778 9890l1016 508" svg:viewBox="0 0 1017 509">
          <text:p/>
        </draw:connector>
        <draw:connector draw:style-name="gr4" draw:text-style-name="P5" draw:layer="layout" draw:type="line" svg:x1="3.794cm" svg:y1="9.89cm" svg:x2="5.826cm" svg:y2="10.398cm" draw:start-shape="id12" draw:start-glue-point="2" draw:end-shape="id20" draw:end-glue-point="0" svg:d="M3794 9890l2032 508" svg:viewBox="0 0 2033 509">
          <text:p/>
        </draw:connector>
        <draw:connector draw:style-name="gr4" draw:text-style-name="P5" draw:layer="layout" draw:type="line" svg:x1="4.81cm" svg:y1="9.89cm" svg:x2="6.842cm" svg:y2="10.398cm" draw:start-shape="id21" draw:start-glue-point="2" draw:end-shape="id22" draw:end-glue-point="0" svg:d="M4810 9890l2032 508" svg:viewBox="0 0 2033 509">
          <text:p/>
        </draw:connector>
        <draw:connector draw:style-name="gr4" draw:text-style-name="P5" draw:layer="layout" draw:type="line" svg:x1="5.826cm" svg:y1="9.89cm" svg:x2="8.874cm" svg:y2="10.398cm" draw:start-shape="id13" draw:start-glue-point="2" draw:end-shape="id23" draw:end-glue-point="0" svg:d="M5826 9890l3048 508" svg:viewBox="0 0 3049 509">
          <text:p/>
        </draw:connector>
        <draw:connector draw:style-name="gr4" draw:text-style-name="P5" draw:layer="layout" draw:type="line" svg:x1="6.842cm" svg:y1="9.89cm" svg:x2="9.89cm" svg:y2="10.398cm" draw:start-shape="id15" draw:start-glue-point="2" draw:end-shape="id24" draw:end-glue-point="0" svg:d="M6842 9890l3048 508" svg:viewBox="0 0 3049 509">
          <text:p/>
        </draw:connector>
        <draw:connector draw:style-name="gr4" draw:text-style-name="P5" draw:layer="layout" draw:type="line" svg:x1="7.858cm" svg:y1="9.89cm" svg:x2="11.922cm" svg:y2="10.398cm" draw:start-shape="id25" draw:start-glue-point="2" draw:end-shape="id26" draw:end-glue-point="0" svg:d="M7858 9890l4064 508" svg:viewBox="0 0 4065 509">
          <text:p/>
        </draw:connector>
        <draw:connector draw:style-name="gr4" draw:text-style-name="P5" draw:layer="layout" draw:type="line" svg:x1="8.874cm" svg:y1="9.89cm" svg:x2="12.938cm" svg:y2="10.398cm" draw:start-shape="id16" draw:start-glue-point="2" draw:end-shape="id27" draw:end-glue-point="0" svg:d="M8874 9890l4064 508" svg:viewBox="0 0 4065 509">
          <text:p/>
        </draw:connector>
        <draw:custom-shape draw:style-name="gr2" draw:text-style-name="P3" draw:layer="layout" svg:width="1.016cm" svg:height="1.016cm" svg:x="12.43cm" svg:y="11.92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17.51cm" svg:y="11.922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016cm" svg:height="1.016cm" svg:x="8.366cm" svg:y="11.92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5.318cm" svg:y="11.92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016cm" svg:height="1.016cm" svg:x="14.462cm" svg:y="11.92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3.286cm" svg:y="11.92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016cm" svg:height="1.016cm" svg:x="9.382cm" svg:y="11.92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16cm" svg:height="1.016cm" svg:x="18.526cm" svg:y="11.922cm">
          <text:p text:style-name="P1">18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2.27cm" svg:y="11.92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6.334cm" svg:y="11.92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11.414cm" svg:y="11.92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016cm" svg:height="1.016cm" svg:x="15.478cm" svg:y="11.922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1.254cm" svg:y="11.92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4.302cm" svg:y="11.92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7.354cm" svg:y="11.92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10.398cm" svg:y="11.92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13.454cm" svg:y="11.92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016cm" svg:height="1.016cm" svg:x="16.494cm" svg:y="11.922cm">
          <text:p text:style-name="P1">16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01:12:05.340803575</meta:creation-date>
    <dc:date>2019-07-29T02:14:18.572202506</dc:date>
    <meta:editing-duration>PT19M53S</meta:editing-duration>
    <meta:editing-cycles>3</meta:editing-cycles>
    <meta:generator>LibreOffice/6.0.7.3$Linux_X86_64 LibreOffice_project/00m0$Build-3</meta:generator>
    <meta:document-statistic meta:object-count="68"/>
  </office:meta>
</office:document-meta>
</file>